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5cm" fo:min-width="0cm"/>
    </style:style>
    <style:style style:name="gr4" style:family="graphic" style:parent-style-name="standard">
      <style:graphic-properties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r2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swiss" style:font-pitch="variable" fo:font-size="28pt" fo:font-style="italic" fo:text-shadow="none" style:text-underline-style="none" fo:font-weight="normal" style:letter-kerning="true" style:font-family-asian="CMSY10" style:font-size-asian="28pt" style:font-style-asian="italic" style:font-weight-asian="normal" style:font-family-complex="CMSY10" style:font-size-complex="28pt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swiss" style:font-pitch="variable" fo:font-size="18pt" fo:font-style="italic" fo:text-shadow="none" style:text-underline-style="none" fo:font-weight="normal" style:letter-kerning="true" style:font-family-asian="CMSY10" style:font-size-asian="18pt" style:font-style-asian="italic" style:font-weight-asian="normal" style:font-family-complex="CMSY10" style:font-size-complex="18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swiss" style:font-pitch="variable" fo:font-size="28pt" fo:font-style="italic" fo:text-shadow="none" style:text-underline-style="none" fo:font-weight="normal" style:letter-kerning="true" style:font-family-asian="CMSY10" style:font-size-asian="28pt" style:font-style-asian="italic" style:font-weight-asian="normal" style:font-family-complex="CMSY10" style:font-size-complex="2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Arial" style:font-family-generic="swiss" style:font-pitch="variable" fo:font-size="18pt" fo:font-style="italic" fo:text-shadow="none" style:text-underline-style="none" fo:font-weight="normal" style:letter-kerning="true" style:font-family-asian="CMSY10" style:font-size-asian="18pt" style:font-style-asian="italic" style:font-weight-asian="normal" style:font-family-complex="CMSY10" style:font-size-complex="18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swiss" style:font-pitch="variable" fo:font-size="18pt" fo:font-style="italic" fo:text-shadow="none" style:text-underline-style="solid" style:text-underline-width="auto" style:text-underline-color="font-color" fo:font-weight="normal" style:letter-kerning="true" style:font-family-asian="CMSY10" style:font-size-asian="18pt" style:font-style-asian="italic" style:font-weight-asian="normal" style:font-family-complex="CMSY10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layer="layout" svg:width="18.782cm" svg:height="13.135cm" svg:x="2.4cm" svg:y="1.4cm">
          <draw:text-box>
            <text:p>V=C^2,基底をe1=[1, 1]^T, e2=[1, -1]^Tについて、V*を考える。f<text:span text:style-name="T1">∈</text:span><text:span text:style-name="T2">V*</text:span></text:p>
            <text:p><text:span text:style-name="T2">x</text:span><text:span text:style-name="T3">∈</text:span><text:span text:style-name="T4">V, x = ξ1 e1 + ξ2 e2, ξ1, ξ2 </text:span><text:span text:style-name="T3">∈</text:span><text:span text:style-name="T4">C</text:span></text:p>
            <text:p><text:span text:style-name="T4"/></text:p>
            <text:p><text:span text:style-name="T2">F:V(C^2)→C(</text:span><text:span text:style-name="T2">一次写像</text:span><text:span text:style-name="T2">)</text:span><text:span text:style-name="T2">で、</text:span><text:span text:style-name="T2">f(x) = </text:span><text:span text:style-name="T4">ξ1 f(e1) + ξ2 f(e2)</text:span></text:p>
            <text:p><text:span text:style-name="T4"/></text:p>
            <text:p><text:span text:style-name="T5">f([x1, x2]^T) = a1 x1 + a2 x2</text:span></text:p>
            <text:p><text:span text:style-name="T4"/></text:p>
            <text:p><text:span text:style-name="T4">この状態で、</text:span><text:span text:style-name="T4">e</text:span><text:span text:style-name="T4">の基底を求める。</text:span></text:p>
            <text:p><text:span text:style-name="T4">(2)</text:span><text:span text:style-name="T4">より、</text:span><text:span text:style-name="T4">fi(ej)=δij</text:span><text:span text:style-name="T4">となるようにするので、</text:span></text:p>
            <text:p><text:span text:style-name="T4">f1(e1) = 1, f1(e2) = 0, a1 = a2 = ½</text:span></text:p>
            <text:p><text:span text:style-name="T4">f2(e1) = 0, f2(e2) = 1, a1 = ½, a2 = -1/2</text:span></text:p>
            <text:p><text:span text:style-name="T4"/></text:p>
            <text:p><text:span text:style-name="T4">これは</text:span></text:p>
            <text:p><text:span text:style-name="T4"/></text:p>
          </draw:text-box>
        </draw:frame>
        <draw:frame draw:style-name="gr1" draw:layer="layout" svg:width="2.788cm" svg:height="1.675cm" svg:x="2.812cm" svg:y="14.2cm">
          <draw:text-box>
            <text:p>a11 a12</text:p>
            <text:p>a21 a22</text:p>
          </draw:text-box>
        </draw:frame>
        <draw:frame draw:style-name="gr1" draw:layer="layout" svg:width="2.788cm" svg:height="1.675cm" svg:x="6.6cm" svg:y="14.125cm">
          <draw:text-box>
            <text:p>e11 e21</text:p>
            <text:p>e12 e22</text:p>
          </draw:text-box>
        </draw:frame>
        <draw:frame draw:style-name="gr2" draw:layer="layout" svg:width="0.875cm" svg:height="1cm" svg:x="9.925cm" svg:y="14.4cm">
          <draw:text-box>
            <text:p>=</text:p>
          </draw:text-box>
        </draw:frame>
        <draw:frame draw:style-name="gr1" draw:layer="layout" svg:width="3.99cm" svg:height="1.675cm" svg:x="18.6cm" svg:y="14.125cm">
          <draw:text-box>
            <text:p>f1(e1) f1(e2)</text:p>
            <text:p>f2(e1) f2(e2)</text:p>
          </draw:text-box>
        </draw:frame>
        <draw:frame draw:style-name="gr1" draw:layer="layout" svg:width="1.383cm" svg:height="1.675cm" svg:x="25cm" svg:y="14.125cm">
          <draw:text-box>
            <text:p>1 0</text:p>
            <text:p>0 1</text:p>
          </draw:text-box>
        </draw:frame>
        <draw:frame draw:style-name="gr2" draw:layer="layout" svg:width="0.875cm" svg:height="1cm" svg:x="23.2cm" svg:y="14.4cm">
          <draw:text-box>
            <text:p>=</text:p>
          </draw:text-box>
        </draw:frame>
        <draw:frame draw:style-name="gr1" draw:layer="layout" svg:width="2.788cm" svg:height="1.675cm" svg:x="11.012cm" svg:y="14.125cm">
          <draw:text-box>
            <text:p>a11 a12</text:p>
            <text:p>a21 a22</text:p>
          </draw:text-box>
        </draw:frame>
        <draw:frame draw:style-name="gr3" draw:layer="layout" svg:width="0.875cm" svg:height="1.125cm" svg:x="16.8cm" svg:y="14.2cm">
          <draw:text-box>
            <text:p>=</text:p>
          </draw:text-box>
        </draw:frame>
        <draw:frame draw:style-name="gr1" draw:layer="layout" svg:width="1.594cm" svg:height="1.675cm" svg:x="14.612cm" svg:y="14cm">
          <draw:text-box>
            <text:p>1 1</text:p>
            <text:p>1 -1</text:p>
          </draw:text-box>
        </draw:frame>
        <draw:rect draw:style-name="gr4" draw:text-style-name="P1" draw:layer="layout" svg:width="1.4cm" svg:height="1.8cm" svg:x="6.6cm" svg:y="14cm">
          <text:p/>
        </draw:rect>
        <draw:rect draw:style-name="gr4" draw:text-style-name="P1" draw:layer="layout" svg:width="1.4cm" svg:height="1.8cm" svg:x="7.988cm" svg:y="14cm">
          <text:p/>
        </draw:rect>
        <draw:rect draw:style-name="gr4" draw:text-style-name="P1" draw:layer="layout" svg:width="2.588cm" svg:height="0.8cm" svg:x="2.812cm" svg:y="14.2cm">
          <text:p/>
        </draw:rect>
        <draw:rect draw:style-name="gr4" draw:text-style-name="P1" draw:layer="layout" svg:width="2.588cm" svg:height="0.8cm" svg:x="2.812cm" svg:y="15cm">
          <text:p/>
        </draw:rect>
        <draw:frame draw:style-name="gr1" draw:layer="layout" svg:width="4.731cm" svg:height="0.886cm" svg:x="2.469cm" svg:y="16.8cm">
          <draw:text-box>
            <text:p>としても求まる。</text:p>
          </draw:text-box>
        </draw:frame>
        <draw:frame draw:style-name="gr1" draw:layer="layout" svg:width="18.049cm" svg:height="3.099cm" svg:x="1.951cm" svg:y="17.8cm">
          <draw:text-box>
            <text:p>つまり、f1(x) = ½ x1 + ½ x2, <text:s/>f1(x) = ½ x1 - ½ x2となる。</text:p>
            <text:p>なお、V=C^2となっているが、すべて実数なのでR^2としても同等。</text:p>
            <text:p>*ξは基底を求めるときにはいうほど利用しなさそう。</text:p>
            <text:p>fを求めるために基底にかける係数であるとの認識です。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1" draw:layer="layout" svg:width="9.171cm" svg:height="2.233cm" svg:x="1.8cm" svg:y="1.6cm">
          <draw:text-box>
            <text:p>さて、この例でV**を考えてみる。</text:p>
            <text:p/>
            <text:p/>
          </draw:text-box>
        </draw:frame>
        <draw:frame draw:style-name="gr1" draw:layer="layout" svg:width="21.791cm" svg:height="17.654cm" svg:x="2.2cm" svg:y="2.6cm">
          <draw:text-box>
            <text:p>V*=C^2,基底をf1=[1/2, 1/2]^T, e2=[1/2, -1/2]^Tについて、V**を考える。Φ<text:span text:style-name="T1">∈</text:span><text:span text:style-name="T2">V**</text:span></text:p>
            <text:p><text:span text:style-name="T2">f</text:span><text:span text:style-name="T3">∈</text:span><text:span text:style-name="T4">V*, f = ξ1 f1 + ξ2 f2, ξ1, ξ2 </text:span><text:span text:style-name="T3">∈</text:span><text:span text:style-name="T4">C</text:span></text:p>
            <text:p><text:span text:style-name="T4"/></text:p>
            <text:p><text:span text:style-name="T2">Φ:V*(C^2)→C(</text:span><text:span text:style-name="T2">一次写像</text:span><text:span text:style-name="T2">)</text:span><text:span text:style-name="T2">で、</text:span></text:p>
            <text:p><text:span text:style-name="T2">Φ(x) = </text:span><text:span text:style-name="T4">ξ1 (f1(e1) + f1(e2))+ ξ2 (f2(e1) + f2(e2)) = ξ1 f1(e1) + ξ2 f2(e2)</text:span></text:p>
            <text:p><text:span text:style-name="T4">ここで、</text:span><text:span text:style-name="T4">(2)</text:span><text:span text:style-name="T4">より</text:span><text:span text:style-name="T4">f1(e2) = 0, f2(e1) = 0</text:span><text:span text:style-name="T4">に注意した。</text:span></text:p>
            <text:p><text:span text:style-name="T5"/></text:p>
            <text:p><text:span text:style-name="T5">Φx([f1, f2]^T) = a1 f1(x) + a2 f2(x)</text:span></text:p>
            <text:p><text:span text:style-name="T4"/></text:p>
            <text:p><text:span text:style-name="T4">この状態で、</text:span><text:span text:style-name="T4">f</text:span><text:span text:style-name="T4">の双対基底を求める。</text:span></text:p>
            <text:p><text:span text:style-name="T4">(2)</text:span><text:span text:style-name="T4">より、</text:span><text:span text:style-name="T4">Φei(fj)=δij</text:span><text:span text:style-name="T4">となるようにするが、</text:span><text:span text:style-name="T4">(3)</text:span><text:span text:style-name="T4">より、</text:span><text:span text:style-name="T4">Φei(fj) = fj(ei)</text:span><text:span text:style-name="T4">となる。</text:span></text:p>
            <text:p><text:span text:style-name="T4">Φe1(f1) = f1(e1) = 1, Φe1(f2) = f1(e2) = 0, a1 = 1, a2 = 0</text:span></text:p>
            <text:p><text:span text:style-name="T4">Φe2(f1) = f2(e1) = 0, Φe2(f2) = f1(e2) = 1, a1 = 0, a2 = 1</text:span></text:p>
            <text:p><text:span text:style-name="T4"/></text:p>
            <text:p><text:span text:style-name="T4">しかし、これは、</text:span><text:span text:style-name="T4">V*</text:span><text:span text:style-name="T4">の基底を決める際に、</text:span><text:span text:style-name="T4">fj(ei)=δij</text:span><text:span text:style-name="T4">としているため、</text:span></text:p>
            <text:p><text:span text:style-name="T4">一定の形になっている。</text:span></text:p>
            <text:p><text:span text:style-name="T4">→</text:span><text:span text:style-name="T4">だからカノニカルな同型</text:span><text:span text:style-name="T4">?</text:span></text:p>
            <text:p><text:span text:style-name="T4"/></text:p>
            <text:p><text:span text:style-name="T4">*(4)</text:span><text:span text:style-name="T4">が線型という証明までは良いとする。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3T11:35:55.94</meta:creation-date>
    <meta:editing-duration>PT26M59S</meta:editing-duration>
    <meta:editing-cycles>10</meta:editing-cycles>
    <dc:date>2022-03-13T13:04:21.88</dc:date>
    <meta:generator>OpenOffice/4.1.6$Win32 OpenOffice.org_project/416m1$Build-9790</meta:generator>
    <meta:document-statistic meta:object-count="43"/>
  </office:meta>
</office:document-meta>
</file>